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_20_concave" draw:marker-end-width="0.254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/>
    </style:style>
    <style:style style:name="gr4" style:family="graphic" style:parent-style-name="objectwithoutfill">
      <style:graphic-properties draw:stroke="dash" draw:stroke-dash="Fine_20_Dotted" svg:stroke-width="0.051cm" draw:marker-start-width="0.355cm" draw:marker-end="" draw:marker-end-width="0.40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3cm"/>
    </style:style>
    <style:style style:name="gr6" style:family="graphic" style:parent-style-name="objectwithoutfill">
      <style:graphic-properties draw:marker-end="Arrow_20_concave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4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style:text-position="super 58%" fo:font-family="'Liberation Sans'" style:font-style-name="Regular" style:font-family-generic="swiss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1.27cm" svg:height="1.27cm" svg:x="20.382cm" svg:y="8.603cm">
          <text:p text:style-name="P1">z<text:span text:style-name="T1">-1</text:span></text:p>
        </draw:rect>
        <draw:circle draw:style-name="gr1" draw:text-style-name="P1" xml:id="id3" draw:id="id3" draw:layer="layout" svg:width="0.762cm" svg:height="0.762cm" svg:x="19.747cm" svg:y="10.127cm">
          <text:p text:style-name="P1">+</text:p>
        </draw:circle>
        <draw:line draw:style-name="gr2" draw:text-style-name="P1" xml:id="id1" draw:id="id1" draw:layer="layout" svg:x1="20.509cm" svg:y1="10.508cm" svg:x2="22.668cm" svg:y2="10.508cm">
          <text:p/>
        </draw:line>
        <draw:connector draw:style-name="gr2" draw:text-style-name="P1" draw:layer="layout" draw:line-skew="-1.008cm" svg:x1="21.588cm" svg:y1="10.508cm" svg:x2="21.652cm" svg:y2="9.238cm" draw:start-shape="id1" draw:start-glue-point="0" draw:end-shape="id2" draw:end-glue-point="1" svg:d="M21588 10508h572v-1270h-508">
          <text:p/>
        </draw:connector>
        <draw:connector draw:style-name="gr2" draw:text-style-name="P1" draw:layer="layout" svg:x1="20.382cm" svg:y1="9.238cm" svg:x2="20.128cm" svg:y2="10.127cm" draw:start-shape="id2" draw:start-glue-point="3" draw:end-shape="id3" draw:end-glue-point="0" svg:d="M20382 9238h-254v889">
          <text:p/>
        </draw:connector>
        <draw:line draw:style-name="gr2" draw:text-style-name="P1" draw:layer="layout" svg:x1="14.335cm" svg:y1="10.525cm" svg:x2="15.302cm" svg:y2="10.508cm">
          <text:p/>
        </draw:line>
        <draw:rect draw:style-name="gr1" draw:text-style-name="P1" xml:id="id5" draw:id="id5" draw:layer="layout" svg:width="1.27cm" svg:height="1.27cm" svg:x="23.303cm" svg:y="8.603cm">
          <text:p text:style-name="P1">z<text:span text:style-name="T1">-1</text:span></text:p>
        </draw:rect>
        <draw:circle draw:style-name="gr1" draw:text-style-name="P1" xml:id="id6" draw:id="id6" draw:layer="layout" svg:width="0.762cm" svg:height="0.762cm" svg:x="22.668cm" svg:y="10.127cm">
          <text:p text:style-name="P1">+</text:p>
        </draw:circle>
        <draw:line draw:style-name="gr2" draw:text-style-name="P1" xml:id="id4" draw:id="id4" draw:layer="layout" svg:x1="23.43cm" svg:y1="10.508cm" svg:x2="25.589cm" svg:y2="10.508cm">
          <text:p/>
        </draw:line>
        <draw:connector draw:style-name="gr2" draw:text-style-name="P1" draw:layer="layout" draw:line-skew="-1.008cm" svg:x1="24.509cm" svg:y1="10.508cm" svg:x2="24.573cm" svg:y2="9.238cm" draw:start-shape="id4" draw:start-glue-point="0" draw:end-shape="id5" draw:end-glue-point="1" svg:d="M24509 10508h572v-1270h-508">
          <text:p/>
        </draw:connector>
        <draw:connector draw:style-name="gr2" draw:text-style-name="P1" draw:layer="layout" svg:x1="23.303cm" svg:y1="9.238cm" svg:x2="23.049cm" svg:y2="10.127cm" draw:start-shape="id5" draw:start-glue-point="3" draw:end-shape="id6" draw:end-glue-point="0" svg:d="M23303 9238h-254v889">
          <text:p/>
        </draw:connector>
        <draw:frame draw:style-name="gr3" draw:text-style-name="P2" draw:layer="layout" svg:width="1.7cm" svg:height="0.725cm" svg:x="25.462cm" svg:y="10.144cm">
          <draw:text-box>
            <text:p><text:span text:style-name="T2">DOUT</text:span></text:p>
          </draw:text-box>
        </draw:frame>
        <draw:rect draw:style-name="gr1" draw:text-style-name="P1" xml:id="id8" draw:id="id8" draw:layer="layout" svg:width="1.27cm" svg:height="1.27cm" svg:x="15.937cm" svg:y="8.603cm">
          <text:p text:style-name="P1">z<text:span text:style-name="T1">-1</text:span></text:p>
        </draw:rect>
        <draw:circle draw:style-name="gr1" draw:text-style-name="P1" xml:id="id9" draw:id="id9" draw:layer="layout" svg:width="0.762cm" svg:height="0.762cm" svg:x="15.302cm" svg:y="10.127cm">
          <text:p text:style-name="P1">+</text:p>
        </draw:circle>
        <draw:line draw:style-name="gr2" draw:text-style-name="P1" xml:id="id7" draw:id="id7" draw:layer="layout" svg:x1="16.064cm" svg:y1="10.508cm" svg:x2="18.223cm" svg:y2="10.508cm">
          <text:p/>
        </draw:line>
        <draw:connector draw:style-name="gr2" draw:text-style-name="P1" draw:layer="layout" draw:line-skew="-1.008cm" svg:x1="17.143cm" svg:y1="10.508cm" svg:x2="17.207cm" svg:y2="9.238cm" draw:start-shape="id7" draw:start-glue-point="0" draw:end-shape="id8" draw:end-glue-point="1" svg:d="M17143 10508h572v-1270h-508">
          <text:p/>
        </draw:connector>
        <draw:connector draw:style-name="gr2" draw:text-style-name="P1" draw:layer="layout" svg:x1="15.937cm" svg:y1="9.238cm" svg:x2="15.683cm" svg:y2="10.127cm" draw:start-shape="id8" draw:start-glue-point="3" draw:end-shape="id9" draw:end-glue-point="0" svg:d="M15937 9238h-254v889">
          <text:p/>
        </draw:connector>
        <draw:line draw:style-name="gr4" draw:text-style-name="P1" draw:layer="layout" svg:x1="18.477cm" svg:y1="10.508cm" svg:x2="19.542cm" svg:y2="10.525cm">
          <text:p/>
        </draw:line>
        <draw:frame draw:style-name="gr5" draw:text-style-name="P2" draw:layer="layout" svg:width="1.23cm" svg:height="0.725cm" svg:x="1cm" svg:y="10.164cm">
          <draw:text-box>
            <text:p><text:span text:style-name="T2">DIN</text:span></text:p>
          </draw:text-box>
        </draw:frame>
        <draw:rect draw:style-name="gr1" draw:text-style-name="P1" draw:layer="layout" svg:width="1.27cm" svg:height="1.27cm" svg:x="13.016cm" svg:y="9.856cm">
          <text:p text:style-name="P1">R</text:p>
        </draw:rect>
        <draw:line draw:style-name="gr6" draw:text-style-name="P1" draw:layer="layout" svg:x1="14.05cm" svg:y1="10.999cm" svg:x2="14.05cm" svg:y2="9.983cm">
          <text:p/>
        </draw:line>
        <draw:line draw:style-name="gr4" draw:text-style-name="P1" draw:layer="layout" svg:x1="7.858cm" svg:y1="10.508cm" svg:x2="9.05cm" svg:y2="10.525cm">
          <text:p/>
        </draw:line>
        <draw:rect draw:style-name="gr1" draw:text-style-name="P1" xml:id="id11" draw:id="id11" draw:layer="layout" svg:width="1.27cm" svg:height="1.27cm" svg:x="2.778cm" svg:y="8.603cm">
          <text:p text:style-name="P1">z<text:span text:style-name="T1">-M</text:span></text:p>
        </draw:rect>
        <draw:circle draw:style-name="gr1" draw:text-style-name="P1" xml:id="id12" draw:id="id12" draw:layer="layout" svg:width="0.762cm" svg:height="0.762cm" svg:x="4.048cm" svg:y="10.127cm">
          <text:p text:style-name="P1">+</text:p>
        </draw:circle>
        <draw:line draw:style-name="gr2" draw:text-style-name="P1" xml:id="id10" draw:id="id10" draw:layer="layout" svg:x1="2.016cm" svg:y1="10.508cm" svg:x2="4.048cm" svg:y2="10.508cm">
          <text:p/>
        </draw:line>
        <draw:connector draw:style-name="gr2" draw:text-style-name="P1" draw:layer="layout" draw:line-skew="0.755cm" svg:x1="3.032cm" svg:y1="10.508cm" svg:x2="2.778cm" svg:y2="9.238cm" draw:start-shape="id10" draw:start-glue-point="0" draw:end-shape="id11" draw:end-glue-point="3" svg:d="M3032 10508h-762v-1270h508">
          <text:p/>
        </draw:connector>
        <draw:connector draw:style-name="gr2" draw:text-style-name="P1" draw:layer="layout" svg:x1="4.048cm" svg:y1="9.238cm" svg:x2="4.429cm" svg:y2="10.127cm" draw:start-shape="id11" draw:start-glue-point="1" draw:end-shape="id12" draw:end-glue-point="0" svg:d="M4048 9238h381v889">
          <text:p/>
        </draw:connector>
        <draw:frame draw:style-name="gr7" draw:layer="layout" svg:width="0.714cm" svg:height="0.962cm" svg:x="4.429cm" svg:y="9.111cm">
          <draw:text-box>
            <text:p>-</text:p>
          </draw:text-box>
        </draw:frame>
        <draw:frame draw:style-name="gr8" draw:text-style-name="P2" draw:layer="layout" svg:width="0.748cm" svg:height="0.725cm" svg:x="3.413cm" svg:y="10.562cm">
          <draw:text-box>
            <text:p><text:span text:style-name="T2">+</text:span></text:p>
          </draw:text-box>
        </draw:frame>
        <draw:rect draw:style-name="gr1" draw:text-style-name="P1" xml:id="id14" draw:id="id14" draw:layer="layout" svg:width="1.27cm" svg:height="1.27cm" svg:x="5.62cm" svg:y="8.603cm">
          <text:p text:style-name="P1">z<text:span text:style-name="T1">-M</text:span></text:p>
        </draw:rect>
        <draw:circle draw:style-name="gr1" draw:text-style-name="P1" xml:id="id15" draw:id="id15" draw:layer="layout" svg:width="0.762cm" svg:height="0.762cm" svg:x="6.89cm" svg:y="10.127cm">
          <text:p text:style-name="P1">+</text:p>
        </draw:circle>
        <draw:line draw:style-name="gr2" draw:text-style-name="P1" xml:id="id13" draw:id="id13" draw:layer="layout" svg:x1="4.858cm" svg:y1="10.508cm" svg:x2="6.89cm" svg:y2="10.508cm">
          <text:p/>
        </draw:line>
        <draw:connector draw:style-name="gr2" draw:text-style-name="P1" draw:layer="layout" draw:line-skew="0.755cm" svg:x1="5.874cm" svg:y1="10.508cm" svg:x2="5.62cm" svg:y2="9.238cm" draw:start-shape="id13" draw:start-glue-point="0" draw:end-shape="id14" draw:end-glue-point="3" svg:d="M5874 10508h-762v-1270h508">
          <text:p/>
        </draw:connector>
        <draw:connector draw:style-name="gr2" draw:text-style-name="P1" draw:layer="layout" svg:x1="6.89cm" svg:y1="9.238cm" svg:x2="7.271cm" svg:y2="10.127cm" draw:start-shape="id14" draw:start-glue-point="1" draw:end-shape="id15" draw:end-glue-point="0" svg:d="M6890 9238h381v889">
          <text:p/>
        </draw:connector>
        <draw:frame draw:style-name="gr7" draw:layer="layout" svg:width="0.714cm" svg:height="0.962cm" svg:x="7.271cm" svg:y="9.111cm">
          <draw:text-box>
            <text:p>-</text:p>
          </draw:text-box>
        </draw:frame>
        <draw:frame draw:style-name="gr8" draw:text-style-name="P2" draw:layer="layout" svg:width="0.748cm" svg:height="0.725cm" svg:x="6.255cm" svg:y="10.562cm">
          <draw:text-box>
            <text:p><text:span text:style-name="T2">+</text:span></text:p>
          </draw:text-box>
        </draw:frame>
        <draw:rect draw:style-name="gr1" draw:text-style-name="P1" xml:id="id17" draw:id="id17" draw:layer="layout" svg:width="1.27cm" svg:height="1.27cm" svg:x="9.89cm" svg:y="8.603cm">
          <text:p text:style-name="P1">z<text:span text:style-name="T1">-M</text:span></text:p>
        </draw:rect>
        <draw:circle draw:style-name="gr1" draw:text-style-name="P1" xml:id="id18" draw:id="id18" draw:layer="layout" svg:width="0.762cm" svg:height="0.762cm" svg:x="11.16cm" svg:y="10.127cm">
          <text:p text:style-name="P1">+</text:p>
        </draw:circle>
        <draw:line draw:style-name="gr2" draw:text-style-name="P1" xml:id="id16" draw:id="id16" draw:layer="layout" svg:x1="9.128cm" svg:y1="10.508cm" svg:x2="11.16cm" svg:y2="10.508cm">
          <text:p/>
        </draw:line>
        <draw:connector draw:style-name="gr2" draw:text-style-name="P1" draw:layer="layout" draw:line-skew="0.755cm" svg:x1="10.144cm" svg:y1="10.508cm" svg:x2="9.89cm" svg:y2="9.238cm" draw:start-shape="id16" draw:start-glue-point="0" draw:end-shape="id17" draw:end-glue-point="3" svg:d="M10144 10508h-762v-1270h508">
          <text:p/>
        </draw:connector>
        <draw:connector draw:style-name="gr2" draw:text-style-name="P1" draw:layer="layout" svg:x1="11.16cm" svg:y1="9.238cm" svg:x2="11.541cm" svg:y2="10.127cm" draw:start-shape="id17" draw:start-glue-point="1" draw:end-shape="id18" draw:end-glue-point="0" svg:d="M11160 9238h381v889">
          <text:p/>
        </draw:connector>
        <draw:frame draw:style-name="gr7" draw:layer="layout" svg:width="0.714cm" svg:height="0.962cm" svg:x="11.541cm" svg:y="9.111cm">
          <draw:text-box>
            <text:p>-</text:p>
          </draw:text-box>
        </draw:frame>
        <draw:frame draw:style-name="gr8" draw:text-style-name="P2" draw:layer="layout" svg:width="0.748cm" svg:height="0.725cm" svg:x="10.525cm" svg:y="10.562cm">
          <draw:text-box>
            <text:p><text:span text:style-name="T2">+</text:span></text:p>
          </draw:text-box>
        </draw:frame>
        <draw:line draw:style-name="gr2" draw:text-style-name="P1" draw:layer="layout" svg:x1="11.922cm" svg:y1="10.508cm" svg:x2="13.016cm" svg:y2="10.4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1-27T19:23:50</dc:date>
    <dc:creator>embedded embedded</dc:creator>
    <meta:generator>OpenOffice/4.1.0$Unix OpenOffice.org_project/410m18$Build-9764</meta:generator>
    <meta:editing-duration>PT22M53S</meta:editing-duration>
    <meta:editing-cycles>6</meta:editing-cycles>
    <meta:document-statistic meta:object-count="44"/>
  </office:meta>
</office:document-meta>
</file>